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1965in"/>
    </style:style>
    <style:style style:name="co2" style:family="table-column">
      <style:table-column-properties fo:break-before="auto" style:column-width="1.2228in"/>
    </style:style>
    <style:style style:name="co3" style:family="table-column">
      <style:table-column-properties fo:break-before="auto" style:column-width="0.644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0.0008in solid #000000" fo:border-top="0.0008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16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16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16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16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16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6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</style:style>
    <style:style style:name="ce18" style:family="table-cell" style:parent-style-name="Default" style:data-style-name="N116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9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20" style:family="table-cell" style:parent-style-name="Default" style:data-style-name="N116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/>
      <style:paragraph-properties fo:text-align="end" fo:margin-left="0in"/>
    </style:style>
    <style:style style:name="ce21" style:family="table-cell" style:parent-style-name="Default" style:data-style-name="N116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</style:style>
    <style:style style:name="ce22" style:family="table-cell" style:parent-style-name="Default" style:data-style-name="N116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</style:style>
    <style:style style:name="ce23" style:family="table-cell" style:parent-style-name="Default" style:data-style-name="N116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end" fo:margin-left="0in"/>
    </style:style>
    <style:style style:name="ce24" style:family="table-cell" style:parent-style-name="Default" style:data-style-name="N116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15"/>
        <table:table-column table:style-name="co4" table:number-columns-repeated="3" table:default-cell-style-name="ce17"/>
        <table:table-column table:style-name="co4" table:default-cell-style-name="ce23"/>
        <table:table-column table:style-name="co4" table:default-cell-style-name="ce15"/>
        <table:table-column table:style-name="co4" table:default-cell-style-name="ce21"/>
        <table:table-column table:style-name="co4" table:default-cell-style-name="ce17"/>
        <table:table-column table:style-name="co4" table:default-cell-style-name="ce21"/>
        <table:table-column table:style-name="co4" table:default-cell-style-name="ce23"/>
        <table:table-row table:style-name="ro1">
          <table:table-cell/>
          <table:table-cell table:style-name="ce1"/>
          <table:table-cell table:style-name="ce3" table:number-columns-repeated="11"/>
        </table:table-row>
        <table:table-row table:style-name="ro1">
          <table:table-cell/>
          <table:table-cell table:style-name="ce1" office:value-type="string">
            <text:p>HD 1920x1080</text:p>
          </table:table-cell>
          <table:table-cell table:style-name="ce3" table:number-columns-repeated="11"/>
        </table:table-row>
        <table:table-row table:style-name="ro2">
          <table:table-cell table:number-columns-repeated="2"/>
          <table:table-cell table:style-name="ce3"/>
          <table:table-cell table:style-name="ce10" office:value-type="string" table:number-columns-spanned="5" table:number-rows-spanned="1">
            <text:p>Encode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10" office:value-type="string" table:number-columns-spanned="5" table:number-rows-spanned="1">
            <text:p>Decode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</table:table-row>
        <table:table-row table:style-name="ro2">
          <table:table-cell/>
          <table:table-cell table:style-name="ce2"/>
          <table:table-cell table:style-name="ce4" office:value-type="string">
            <text:p>quality</text:p>
          </table:table-cell>
          <table:table-cell table:style-name="ce4" office:value-type="string">
            <text:p>median</text:p>
          </table:table-cell>
          <table:table-cell table:style-name="ce4" office:value-type="string">
            <text:p>avg</text:p>
          </table:table-cell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style-name="ce4" office:value-type="string">
            <text:p>pnsr</text:p>
          </table:table-cell>
          <table:table-cell table:style-name="ce4" office:value-type="string">
            <text:p>median</text:p>
          </table:table-cell>
          <table:table-cell table:style-name="ce4" office:value-type="string">
            <text:p>avg</text:p>
          </table:table-cell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style-name="ce4" office:value-type="string">
            <text:p>pnsr</text:p>
          </table:table-cell>
        </table:table-row>
        <table:table-row table:style-name="ro2">
          <table:table-cell/>
          <table:table-cell table:style-name="ce2"/>
          <table:table-cell office:value-type="float" office:value="100">
            <text:p>100</text:p>
          </table:table-cell>
          <table:table-cell table:style-name="ce11" office:value-type="float" office:value="9.40528">
            <text:p>9.41 ms</text:p>
          </table:table-cell>
          <table:table-cell office:value-type="float" office:value="9.49115">
            <text:p>9.49 ms</text:p>
          </table:table-cell>
          <table:table-cell table:style-name="ce20" office:value-type="float" office:value="9.228128">
            <text:p>9.23 ms</text:p>
          </table:table-cell>
          <table:table-cell office:value-type="float" office:value="9.87024">
            <text:p>9.87 ms</text:p>
          </table:table-cell>
          <table:table-cell table:style-name="ce20" office:value-type="float" office:value="46.2454">
            <text:p>46.25 ms</text:p>
          </table:table-cell>
          <table:table-cell office:value-type="float" office:value="17.273409">
            <text:p>17.27 ms</text:p>
          </table:table-cell>
          <table:table-cell table:style-name="ce20" office:value-type="float" office:value="17.7647">
            <text:p>17.76 ms</text:p>
          </table:table-cell>
          <table:table-cell office:value-type="float" office:value="15.304832">
            <text:p>15.30 ms</text:p>
          </table:table-cell>
          <table:table-cell table:style-name="ce20" office:value-type="float" office:value="24.548063">
            <text:p>24.55 ms</text:p>
          </table:table-cell>
          <table:table-cell office:value-type="float" office:value="46.3055">
            <text:p>46.31 ms</text:p>
          </table:table-cell>
        </table:table-row>
        <table:table-row table:style-name="ro2">
          <table:table-cell/>
          <table:table-cell table:style-name="ce2"/>
          <table:table-cell office:value-type="float" office:value="95">
            <text:p>95</text:p>
          </table:table-cell>
          <table:table-cell table:style-name="ce12" office:value-type="float" office:value="7.75536">
            <text:p>7.76 ms</text:p>
          </table:table-cell>
          <table:table-cell office:value-type="float" office:value="7.71007">
            <text:p>7.71 ms</text:p>
          </table:table-cell>
          <table:table-cell table:style-name="ce21" office:value-type="float" office:value="7.44032">
            <text:p>7.44 ms</text:p>
          </table:table-cell>
          <table:table-cell office:value-type="float" office:value="8.066656">
            <text:p>8.07 ms</text:p>
          </table:table-cell>
          <table:table-cell table:style-name="ce21" office:value-type="float" office:value="40.1542">
            <text:p>40.15 ms</text:p>
          </table:table-cell>
          <table:table-cell office:value-type="float" office:value="10.97296">
            <text:p>10.97 ms</text:p>
          </table:table-cell>
          <table:table-cell office:value-type="float" office:value="10.9433">
            <text:p>10.94 ms</text:p>
          </table:table-cell>
          <table:table-cell office:value-type="float" office:value="7.990848">
            <text:p>7.99 ms</text:p>
          </table:table-cell>
          <table:table-cell office:value-type="float" office:value="17.126177">
            <text:p>17.13 ms</text:p>
          </table:table-cell>
          <table:table-cell office:value-type="float" office:value="46.2747">
            <text:p>46.27 ms</text:p>
          </table:table-cell>
        </table:table-row>
        <table:table-row table:style-name="ro2">
          <table:table-cell/>
          <table:table-cell table:style-name="ce2"/>
          <table:table-cell office:value-type="float" office:value="90">
            <text:p>90</text:p>
          </table:table-cell>
          <table:table-cell table:style-name="ce12" office:value-type="float" office:value="7.113888">
            <text:p>7.11 ms</text:p>
          </table:table-cell>
          <table:table-cell office:value-type="float" office:value="7.13771">
            <text:p>7.14 ms</text:p>
          </table:table-cell>
          <table:table-cell table:style-name="ce21" office:value-type="float" office:value="7.099616">
            <text:p>7.10 ms</text:p>
          </table:table-cell>
          <table:table-cell office:value-type="float" office:value="7.350208">
            <text:p>7.35 ms</text:p>
          </table:table-cell>
          <table:table-cell table:style-name="ce21" office:value-type="float" office:value="37.4937">
            <text:p>37.49 ms</text:p>
          </table:table-cell>
          <table:table-cell office:value-type="float" office:value="8.010624">
            <text:p>8.01 ms</text:p>
          </table:table-cell>
          <table:table-cell office:value-type="float" office:value="8.57542">
            <text:p>8.58 ms</text:p>
          </table:table-cell>
          <table:table-cell office:value-type="float" office:value="6.2376">
            <text:p>6.24 ms</text:p>
          </table:table-cell>
          <table:table-cell office:value-type="float" office:value="15.549184">
            <text:p>15.55 ms</text:p>
          </table:table-cell>
          <table:table-cell office:value-type="float" office:value="46.5439">
            <text:p>46.54 ms</text:p>
          </table:table-cell>
        </table:table-row>
        <table:table-row table:style-name="ro2">
          <table:table-cell/>
          <table:table-cell table:style-name="ce2"/>
          <table:table-cell office:value-type="float" office:value="85">
            <text:p>85</text:p>
          </table:table-cell>
          <table:table-cell table:style-name="ce12" office:value-type="float" office:value="7.008704">
            <text:p>7.01 ms</text:p>
          </table:table-cell>
          <table:table-cell office:value-type="float" office:value="7.0243">
            <text:p>7.02 ms</text:p>
          </table:table-cell>
          <table:table-cell table:style-name="ce21" office:value-type="float" office:value="6.972096">
            <text:p>6.97 ms</text:p>
          </table:table-cell>
          <table:table-cell office:value-type="float" office:value="7.21712">
            <text:p>7.22 ms</text:p>
          </table:table-cell>
          <table:table-cell table:style-name="ce21" office:value-type="float" office:value="35.9867">
            <text:p>35.99 ms</text:p>
          </table:table-cell>
          <table:table-cell office:value-type="float" office:value="7.409312">
            <text:p>7.41 ms</text:p>
          </table:table-cell>
          <table:table-cell office:value-type="float" office:value="7.86857">
            <text:p>7.87 ms</text:p>
          </table:table-cell>
          <table:table-cell office:value-type="float" office:value="5.67712">
            <text:p>5.68 ms</text:p>
          </table:table-cell>
          <table:table-cell office:value-type="float" office:value="14.628672">
            <text:p>14.63 ms</text:p>
          </table:table-cell>
          <table:table-cell office:value-type="float" office:value="46.5723">
            <text:p>46.57 ms</text:p>
          </table:table-cell>
        </table:table-row>
        <table:table-row table:style-name="ro2">
          <table:table-cell/>
          <table:table-cell table:style-name="ce2"/>
          <table:table-cell office:value-type="float" office:value="80">
            <text:p>80</text:p>
          </table:table-cell>
          <table:table-cell table:style-name="ce12" office:value-type="float" office:value="6.97408">
            <text:p>6.97 ms</text:p>
          </table:table-cell>
          <table:table-cell office:value-type="float" office:value="7.05253">
            <text:p>7.05 ms</text:p>
          </table:table-cell>
          <table:table-cell table:style-name="ce21" office:value-type="float" office:value="6.905344">
            <text:p>6.91 ms</text:p>
          </table:table-cell>
          <table:table-cell office:value-type="float" office:value="7.514304">
            <text:p>7.51 ms</text:p>
          </table:table-cell>
          <table:table-cell table:style-name="ce21" office:value-type="float" office:value="34.9769">
            <text:p>34.98 ms</text:p>
          </table:table-cell>
          <table:table-cell office:value-type="float" office:value="6.186016">
            <text:p>6.19 ms</text:p>
          </table:table-cell>
          <table:table-cell office:value-type="float" office:value="6.8502">
            <text:p>6.85 ms</text:p>
          </table:table-cell>
          <table:table-cell office:value-type="float" office:value="4.957856">
            <text:p>4.96 ms</text:p>
          </table:table-cell>
          <table:table-cell office:value-type="float" office:value="14.125888">
            <text:p>14.13 ms</text:p>
          </table:table-cell>
          <table:table-cell office:value-type="float" office:value="46.3701">
            <text:p>46.37 ms</text:p>
          </table:table-cell>
        </table:table-row>
        <table:table-row table:style-name="ro2">
          <table:table-cell/>
          <table:table-cell table:style-name="ce2"/>
          <table:table-cell office:value-type="float" office:value="75">
            <text:p>75</text:p>
          </table:table-cell>
          <table:table-cell table:style-name="ce12" office:value-type="float" office:value="6.893184">
            <text:p>6.89 ms</text:p>
          </table:table-cell>
          <table:table-cell office:value-type="float" office:value="6.90955">
            <text:p>6.91 ms</text:p>
          </table:table-cell>
          <table:table-cell table:style-name="ce21" office:value-type="float" office:value="6.866208">
            <text:p>6.87 ms</text:p>
          </table:table-cell>
          <table:table-cell office:value-type="float" office:value="7.081824">
            <text:p>7.08 ms</text:p>
          </table:table-cell>
          <table:table-cell table:style-name="ce21" office:value-type="float" office:value="34.1826">
            <text:p>34.18 ms</text:p>
          </table:table-cell>
          <table:table-cell office:value-type="float" office:value="5.684544">
            <text:p>5.68 ms</text:p>
          </table:table-cell>
          <table:table-cell office:value-type="float" office:value="6.37014">
            <text:p>6.37 ms</text:p>
          </table:table-cell>
          <table:table-cell office:value-type="float" office:value="4.585472">
            <text:p>4.59 ms</text:p>
          </table:table-cell>
          <table:table-cell office:value-type="float" office:value="13.762752">
            <text:p>13.76 ms</text:p>
          </table:table-cell>
          <table:table-cell office:value-type="float" office:value="46.6482">
            <text:p>46.65 ms</text:p>
          </table:table-cell>
        </table:table-row>
        <table:table-row table:style-name="ro2">
          <table:table-cell/>
          <table:table-cell table:style-name="ce2"/>
          <table:table-cell office:value-type="float" office:value="70">
            <text:p>70</text:p>
          </table:table-cell>
          <table:table-cell table:style-name="ce12" office:value-type="float" office:value="6.94528">
            <text:p>6.95 ms</text:p>
          </table:table-cell>
          <table:table-cell office:value-type="float" office:value="6.94189">
            <text:p>6.94 ms</text:p>
          </table:table-cell>
          <table:table-cell table:style-name="ce21" office:value-type="float" office:value="6.848224">
            <text:p>6.85 ms</text:p>
          </table:table-cell>
          <table:table-cell office:value-type="float" office:value="7.0864">
            <text:p>7.09 ms</text:p>
          </table:table-cell>
          <table:table-cell table:style-name="ce21" office:value-type="float" office:value="33.6312">
            <text:p>33.63 ms</text:p>
          </table:table-cell>
          <table:table-cell office:value-type="float" office:value="5.353888">
            <text:p>5.35 ms</text:p>
          </table:table-cell>
          <table:table-cell office:value-type="float" office:value="6.07168">
            <text:p>6.07 ms</text:p>
          </table:table-cell>
          <table:table-cell office:value-type="float" office:value="4.349856">
            <text:p>4.35 ms</text:p>
          </table:table-cell>
          <table:table-cell office:value-type="float" office:value="13.55344">
            <text:p>13.55 ms</text:p>
          </table:table-cell>
          <table:table-cell office:value-type="float" office:value="46.6729">
            <text:p>46.67 ms</text:p>
          </table:table-cell>
        </table:table-row>
        <table:table-row table:style-name="ro2">
          <table:table-cell/>
          <table:table-cell table:style-name="ce2"/>
          <table:table-cell office:value-type="float" office:value="65">
            <text:p>65</text:p>
          </table:table-cell>
          <table:table-cell table:style-name="ce12" office:value-type="float" office:value="6.894816">
            <text:p>6.89 ms</text:p>
          </table:table-cell>
          <table:table-cell office:value-type="float" office:value="6.92527">
            <text:p>6.93 ms</text:p>
          </table:table-cell>
          <table:table-cell table:style-name="ce21" office:value-type="float" office:value="6.883456">
            <text:p>6.88 ms</text:p>
          </table:table-cell>
          <table:table-cell office:value-type="float" office:value="7.075648">
            <text:p>7.08 ms</text:p>
          </table:table-cell>
          <table:table-cell table:style-name="ce21" office:value-type="float" office:value="33.1443">
            <text:p>33.14 ms</text:p>
          </table:table-cell>
          <table:table-cell office:value-type="float" office:value="5.07664">
            <text:p>5.08 ms</text:p>
          </table:table-cell>
          <table:table-cell office:value-type="float" office:value="5.80803">
            <text:p>5.81 ms</text:p>
          </table:table-cell>
          <table:table-cell office:value-type="float" office:value="4.160032">
            <text:p>4.16 ms</text:p>
          </table:table-cell>
          <table:table-cell office:value-type="float" office:value="13.323552">
            <text:p>13.32 ms</text:p>
          </table:table-cell>
          <table:table-cell office:value-type="float" office:value="46.5377">
            <text:p>46.54 ms</text:p>
          </table:table-cell>
        </table:table-row>
        <table:table-row table:style-name="ro2">
          <table:table-cell/>
          <table:table-cell table:style-name="ce2"/>
          <table:table-cell office:value-type="float" office:value="60">
            <text:p>60</text:p>
          </table:table-cell>
          <table:table-cell table:style-name="ce12" office:value-type="float" office:value="6.854688">
            <text:p>6.85 ms</text:p>
          </table:table-cell>
          <table:table-cell office:value-type="float" office:value="6.9034">
            <text:p>6.90 ms</text:p>
          </table:table-cell>
          <table:table-cell table:style-name="ce21" office:value-type="float" office:value="6.819904">
            <text:p>6.82 ms</text:p>
          </table:table-cell>
          <table:table-cell office:value-type="float" office:value="7.039648">
            <text:p>7.04 ms</text:p>
          </table:table-cell>
          <table:table-cell table:style-name="ce21" office:value-type="float" office:value="32.7055">
            <text:p>32.71 ms</text:p>
          </table:table-cell>
          <table:table-cell office:value-type="float" office:value="5.274016">
            <text:p>5.27 ms</text:p>
          </table:table-cell>
          <table:table-cell office:value-type="float" office:value="5.89938">
            <text:p>5.90 ms</text:p>
          </table:table-cell>
          <table:table-cell office:value-type="float" office:value="4.031904">
            <text:p>4.03 ms</text:p>
          </table:table-cell>
          <table:table-cell office:value-type="float" office:value="13.188736">
            <text:p>13.19 ms</text:p>
          </table:table-cell>
          <table:table-cell office:value-type="float" office:value="46.3771">
            <text:p>46.38 ms</text:p>
          </table:table-cell>
        </table:table-row>
        <table:table-row table:style-name="ro2">
          <table:table-cell/>
          <table:table-cell table:style-name="ce2"/>
          <table:table-cell office:value-type="float" office:value="55">
            <text:p>55</text:p>
          </table:table-cell>
          <table:table-cell table:style-name="ce12" office:value-type="float" office:value="6.86928">
            <text:p>6.87 ms</text:p>
          </table:table-cell>
          <table:table-cell office:value-type="float" office:value="6.88384">
            <text:p>6.88 ms</text:p>
          </table:table-cell>
          <table:table-cell table:style-name="ce21" office:value-type="float" office:value="6.806784">
            <text:p>6.81 ms</text:p>
          </table:table-cell>
          <table:table-cell office:value-type="float" office:value="6.989792">
            <text:p>6.99 ms</text:p>
          </table:table-cell>
          <table:table-cell table:style-name="ce21" office:value-type="float" office:value="32.3348">
            <text:p>32.33 ms</text:p>
          </table:table-cell>
          <table:table-cell office:value-type="float" office:value="5.001056">
            <text:p>5.00 ms</text:p>
          </table:table-cell>
          <table:table-cell office:value-type="float" office:value="5.71477">
            <text:p>5.71 ms</text:p>
          </table:table-cell>
          <table:table-cell office:value-type="float" office:value="3.908224">
            <text:p>3.91 ms</text:p>
          </table:table-cell>
          <table:table-cell office:value-type="float" office:value="13.085632">
            <text:p>13.09 ms</text:p>
          </table:table-cell>
          <table:table-cell office:value-type="float" office:value="46.5642">
            <text:p>46.56 ms</text:p>
          </table:table-cell>
        </table:table-row>
        <table:table-row table:style-name="ro2">
          <table:table-cell/>
          <table:table-cell table:style-name="ce2"/>
          <table:table-cell office:value-type="float" office:value="50">
            <text:p>50</text:p>
          </table:table-cell>
          <table:table-cell table:style-name="ce12" office:value-type="float" office:value="6.926464">
            <text:p>6.93 ms</text:p>
          </table:table-cell>
          <table:table-cell office:value-type="float" office:value="6.88546">
            <text:p>6.89 ms</text:p>
          </table:table-cell>
          <table:table-cell table:style-name="ce21" office:value-type="float" office:value="6.76736">
            <text:p>6.77 ms</text:p>
          </table:table-cell>
          <table:table-cell office:value-type="float" office:value="6.98224">
            <text:p>6.98 ms</text:p>
          </table:table-cell>
          <table:table-cell table:style-name="ce21" office:value-type="float" office:value="32.0338">
            <text:p>32.03 ms</text:p>
          </table:table-cell>
          <table:table-cell office:value-type="float" office:value="4.564576">
            <text:p>4.56 ms</text:p>
          </table:table-cell>
          <table:table-cell office:value-type="float" office:value="5.31457">
            <text:p>5.31 ms</text:p>
          </table:table-cell>
          <table:table-cell office:value-type="float" office:value="3.776832">
            <text:p>3.78 ms</text:p>
          </table:table-cell>
          <table:table-cell office:value-type="float" office:value="12.928224">
            <text:p>12.93 ms</text:p>
          </table:table-cell>
          <table:table-cell office:value-type="float" office:value="46.1486">
            <text:p>46.15 ms</text:p>
          </table:table-cell>
        </table:table-row>
        <table:table-row table:style-name="ro2">
          <table:table-cell/>
          <table:table-cell table:style-name="ce2"/>
          <table:table-cell office:value-type="float" office:value="45">
            <text:p>45</text:p>
          </table:table-cell>
          <table:table-cell table:style-name="ce12" office:value-type="float" office:value="6.776">
            <text:p>6.78 ms</text:p>
          </table:table-cell>
          <table:table-cell office:value-type="float" office:value="6.80314">
            <text:p>6.80 ms</text:p>
          </table:table-cell>
          <table:table-cell table:style-name="ce21" office:value-type="float" office:value="6.75088">
            <text:p>6.75 ms</text:p>
          </table:table-cell>
          <table:table-cell office:value-type="float" office:value="6.936928">
            <text:p>6.94 ms</text:p>
          </table:table-cell>
          <table:table-cell table:style-name="ce21" office:value-type="float" office:value="31.7086">
            <text:p>31.71 ms</text:p>
          </table:table-cell>
          <table:table-cell office:value-type="float" office:value="4.733056">
            <text:p>4.73 ms</text:p>
          </table:table-cell>
          <table:table-cell office:value-type="float" office:value="5.41673">
            <text:p>5.42 ms</text:p>
          </table:table-cell>
          <table:table-cell office:value-type="float" office:value="3.676064">
            <text:p>3.68 ms</text:p>
          </table:table-cell>
          <table:table-cell office:value-type="float" office:value="12.872704">
            <text:p>12.87 ms</text:p>
          </table:table-cell>
          <table:table-cell office:value-type="float" office:value="46.1762">
            <text:p>46.18 ms</text:p>
          </table:table-cell>
        </table:table-row>
        <table:table-row table:style-name="ro2">
          <table:table-cell/>
          <table:table-cell table:style-name="ce2"/>
          <table:table-cell office:value-type="float" office:value="40">
            <text:p>40</text:p>
          </table:table-cell>
          <table:table-cell table:style-name="ce12" office:value-type="float" office:value="6.755584">
            <text:p>6.76 ms</text:p>
          </table:table-cell>
          <table:table-cell office:value-type="float" office:value="6.82487">
            <text:p>6.82 ms</text:p>
          </table:table-cell>
          <table:table-cell table:style-name="ce21" office:value-type="float" office:value="6.722176">
            <text:p>6.72 ms</text:p>
          </table:table-cell>
          <table:table-cell office:value-type="float" office:value="7.061312">
            <text:p>7.06 ms</text:p>
          </table:table-cell>
          <table:table-cell table:style-name="ce21" office:value-type="float" office:value="31.3311">
            <text:p>31.33 ms</text:p>
          </table:table-cell>
          <table:table-cell office:value-type="float" office:value="4.274016">
            <text:p>4.27 ms</text:p>
          </table:table-cell>
          <table:table-cell office:value-type="float" office:value="5.03584">
            <text:p>5.04 ms</text:p>
          </table:table-cell>
          <table:table-cell office:value-type="float" office:value="3.538816">
            <text:p>3.54 ms</text:p>
          </table:table-cell>
          <table:table-cell office:value-type="float" office:value="12.722432">
            <text:p>12.72 ms</text:p>
          </table:table-cell>
          <table:table-cell office:value-type="float" office:value="46.4273">
            <text:p>46.43 ms</text:p>
          </table:table-cell>
        </table:table-row>
        <table:table-row table:style-name="ro2">
          <table:table-cell/>
          <table:table-cell table:style-name="ce2"/>
          <table:table-cell office:value-type="float" office:value="35">
            <text:p>35</text:p>
          </table:table-cell>
          <table:table-cell table:style-name="ce12" office:value-type="float" office:value="6.752448">
            <text:p>6.75 ms</text:p>
          </table:table-cell>
          <table:table-cell office:value-type="float" office:value="6.77171">
            <text:p>6.77 ms</text:p>
          </table:table-cell>
          <table:table-cell table:style-name="ce21" office:value-type="float" office:value="6.709312">
            <text:p>6.71 ms</text:p>
          </table:table-cell>
          <table:table-cell office:value-type="float" office:value="6.920512">
            <text:p>6.92 ms</text:p>
          </table:table-cell>
          <table:table-cell table:style-name="ce21" office:value-type="float" office:value="30.9544">
            <text:p>30.95 ms</text:p>
          </table:table-cell>
          <table:table-cell office:value-type="float" office:value="4.150112">
            <text:p>4.15 ms</text:p>
          </table:table-cell>
          <table:table-cell office:value-type="float" office:value="4.99416">
            <text:p>4.99 ms</text:p>
          </table:table-cell>
          <table:table-cell office:value-type="float" office:value="3.434208">
            <text:p>3.43 ms</text:p>
          </table:table-cell>
          <table:table-cell office:value-type="float" office:value="12.61264">
            <text:p>12.61 ms</text:p>
          </table:table-cell>
          <table:table-cell office:value-type="float" office:value="44.839">
            <text:p>44.84 ms</text:p>
          </table:table-cell>
        </table:table-row>
        <table:table-row table:style-name="ro2">
          <table:table-cell/>
          <table:table-cell table:style-name="ce2"/>
          <table:table-cell office:value-type="float" office:value="30">
            <text:p>30</text:p>
          </table:table-cell>
          <table:table-cell table:style-name="ce12" office:value-type="float" office:value="6.730592">
            <text:p>6.73 ms</text:p>
          </table:table-cell>
          <table:table-cell office:value-type="float" office:value="6.75249">
            <text:p>6.75 ms</text:p>
          </table:table-cell>
          <table:table-cell table:style-name="ce21" office:value-type="float" office:value="6.720544">
            <text:p>6.72 ms</text:p>
          </table:table-cell>
          <table:table-cell office:value-type="float" office:value="6.848192">
            <text:p>6.85 ms</text:p>
          </table:table-cell>
          <table:table-cell table:style-name="ce21" office:value-type="float" office:value="30.4807">
            <text:p>30.48 ms</text:p>
          </table:table-cell>
          <table:table-cell office:value-type="float" office:value="4.26848">
            <text:p>4.27 ms</text:p>
          </table:table-cell>
          <table:table-cell office:value-type="float" office:value="4.99915">
            <text:p>5.00 ms</text:p>
          </table:table-cell>
          <table:table-cell office:value-type="float" office:value="3.33504">
            <text:p>3.34 ms</text:p>
          </table:table-cell>
          <table:table-cell office:value-type="float" office:value="12.483328">
            <text:p>12.48 ms</text:p>
          </table:table-cell>
          <table:table-cell office:value-type="float" office:value="46.0673">
            <text:p>46.07 ms</text:p>
          </table:table-cell>
        </table:table-row>
        <table:table-row table:style-name="ro2">
          <table:table-cell/>
          <table:table-cell table:style-name="ce2"/>
          <table:table-cell office:value-type="float" office:value="25">
            <text:p>25</text:p>
          </table:table-cell>
          <table:table-cell table:style-name="ce12" office:value-type="float" office:value="6.706112">
            <text:p>6.71 ms</text:p>
          </table:table-cell>
          <table:table-cell office:value-type="float" office:value="6.73526">
            <text:p>6.74 ms</text:p>
          </table:table-cell>
          <table:table-cell table:style-name="ce21" office:value-type="float" office:value="6.676736">
            <text:p>6.68 ms</text:p>
          </table:table-cell>
          <table:table-cell office:value-type="float" office:value="6.864864">
            <text:p>6.86 ms</text:p>
          </table:table-cell>
          <table:table-cell table:style-name="ce21" office:value-type="float" office:value="29.8468">
            <text:p>29.85 ms</text:p>
          </table:table-cell>
          <table:table-cell office:value-type="float" office:value="4.269248">
            <text:p>4.27 ms</text:p>
          </table:table-cell>
          <table:table-cell office:value-type="float" office:value="4.90867">
            <text:p>4.91 ms</text:p>
          </table:table-cell>
          <table:table-cell office:value-type="float" office:value="3.203648">
            <text:p>3.20 ms</text:p>
          </table:table-cell>
          <table:table-cell office:value-type="float" office:value="12.335232">
            <text:p>12.34 ms</text:p>
          </table:table-cell>
          <table:table-cell office:value-type="float" office:value="45.8745">
            <text:p>45.87 ms</text:p>
          </table:table-cell>
        </table:table-row>
        <table:table-row table:style-name="ro2">
          <table:table-cell/>
          <table:table-cell table:style-name="ce2"/>
          <table:table-cell office:value-type="float" office:value="20">
            <text:p>20</text:p>
          </table:table-cell>
          <table:table-cell table:style-name="ce12" office:value-type="float" office:value="6.70016">
            <text:p>6.70 ms</text:p>
          </table:table-cell>
          <table:table-cell office:value-type="float" office:value="6.72578">
            <text:p>6.73 ms</text:p>
          </table:table-cell>
          <table:table-cell table:style-name="ce21" office:value-type="float" office:value="6.675456">
            <text:p>6.68 ms</text:p>
          </table:table-cell>
          <table:table-cell office:value-type="float" office:value="6.831808">
            <text:p>6.83 ms</text:p>
          </table:table-cell>
          <table:table-cell table:style-name="ce21" office:value-type="float" office:value="29.0913">
            <text:p>29.09 ms</text:p>
          </table:table-cell>
          <table:table-cell office:value-type="float" office:value="3.53024">
            <text:p>3.53 ms</text:p>
          </table:table-cell>
          <table:table-cell office:value-type="float" office:value="4.34371">
            <text:p>4.34 ms</text:p>
          </table:table-cell>
          <table:table-cell office:value-type="float" office:value="3.014784">
            <text:p>3.01 ms</text:p>
          </table:table-cell>
          <table:table-cell office:value-type="float" office:value="12.203232">
            <text:p>12.20 ms</text:p>
          </table:table-cell>
          <table:table-cell office:value-type="float" office:value="45.8178">
            <text:p>45.82 ms</text:p>
          </table:table-cell>
        </table:table-row>
        <table:table-row table:style-name="ro2">
          <table:table-cell/>
          <table:table-cell table:style-name="ce2"/>
          <table:table-cell office:value-type="float" office:value="15">
            <text:p>15</text:p>
          </table:table-cell>
          <table:table-cell table:style-name="ce12" office:value-type="float" office:value="6.677024">
            <text:p>6.68 ms</text:p>
          </table:table-cell>
          <table:table-cell office:value-type="float" office:value="6.7063">
            <text:p>6.71 ms</text:p>
          </table:table-cell>
          <table:table-cell table:style-name="ce21" office:value-type="float" office:value="6.654944">
            <text:p>6.65 ms</text:p>
          </table:table-cell>
          <table:table-cell office:value-type="float" office:value="6.796448">
            <text:p>6.80 ms</text:p>
          </table:table-cell>
          <table:table-cell table:style-name="ce21" office:value-type="float" office:value="28.0987">
            <text:p>28.10 ms</text:p>
          </table:table-cell>
          <table:table-cell office:value-type="float" office:value="3.306112">
            <text:p>3.31 ms</text:p>
          </table:table-cell>
          <table:table-cell office:value-type="float" office:value="4.13212">
            <text:p>4.13 ms</text:p>
          </table:table-cell>
          <table:table-cell office:value-type="float" office:value="2.865792">
            <text:p>2.87 ms</text:p>
          </table:table-cell>
          <table:table-cell office:value-type="float" office:value="12.008928">
            <text:p>12.01 ms</text:p>
          </table:table-cell>
          <table:table-cell office:value-type="float" office:value="45.1142">
            <text:p>45.11 ms</text:p>
          </table:table-cell>
        </table:table-row>
        <table:table-row table:style-name="ro2">
          <table:table-cell/>
          <table:table-cell table:style-name="ce2"/>
          <table:table-cell office:value-type="float" office:value="10">
            <text:p>10</text:p>
          </table:table-cell>
          <table:table-cell table:style-name="ce12" office:value-type="float" office:value="6.656864">
            <text:p>6.66 ms</text:p>
          </table:table-cell>
          <table:table-cell office:value-type="float" office:value="6.70103">
            <text:p>6.70 ms</text:p>
          </table:table-cell>
          <table:table-cell table:style-name="ce21" office:value-type="float" office:value="6.635584">
            <text:p>6.64 ms</text:p>
          </table:table-cell>
          <table:table-cell office:value-type="float" office:value="6.900864">
            <text:p>6.90 ms</text:p>
          </table:table-cell>
          <table:table-cell table:style-name="ce21" office:value-type="float" office:value="26.5915">
            <text:p>26.59 ms</text:p>
          </table:table-cell>
          <table:table-cell office:value-type="float" office:value="3.29024">
            <text:p>3.29 ms</text:p>
          </table:table-cell>
          <table:table-cell office:value-type="float" office:value="4.0683">
            <text:p>4.07 ms</text:p>
          </table:table-cell>
          <table:table-cell office:value-type="float" office:value="3.012928">
            <text:p>3.01 ms</text:p>
          </table:table-cell>
          <table:table-cell office:value-type="float" office:value="11.832096">
            <text:p>11.83 ms</text:p>
          </table:table-cell>
          <table:table-cell office:value-type="float" office:value="45.2677">
            <text:p>45.27 ms</text:p>
          </table:table-cell>
        </table:table-row>
        <table:table-row table:style-name="ro2">
          <table:table-cell/>
          <table:table-cell table:style-name="ce2"/>
          <table:table-cell table:style-name="ce6" office:value-type="float" office:value="5">
            <text:p>5</text:p>
          </table:table-cell>
          <table:table-cell table:style-name="ce13" office:value-type="float" office:value="6.600128">
            <text:p>6.60 ms</text:p>
          </table:table-cell>
          <table:table-cell table:style-name="ce18" office:value-type="float" office:value="6.62858">
            <text:p>6.63 ms</text:p>
          </table:table-cell>
          <table:table-cell table:style-name="ce22" office:value-type="float" office:value="6.578016">
            <text:p>6.58 ms</text:p>
          </table:table-cell>
          <table:table-cell table:style-name="ce18" office:value-type="float" office:value="6.725184">
            <text:p>6.73 ms</text:p>
          </table:table-cell>
          <table:table-cell table:style-name="ce22" office:value-type="float" office:value="24.0711">
            <text:p>24.07 ms</text:p>
          </table:table-cell>
          <table:table-cell table:style-name="ce16" office:value-type="float" office:value="2.68608">
            <text:p>2.69 ms</text:p>
          </table:table-cell>
          <table:table-cell table:style-name="ce22" office:value-type="float" office:value="3.64897">
            <text:p>3.65 ms</text:p>
          </table:table-cell>
          <table:table-cell table:style-name="ce18" office:value-type="float" office:value="2.397184">
            <text:p>2.40 ms</text:p>
          </table:table-cell>
          <table:table-cell table:style-name="ce22" office:value-type="float" office:value="11.540928">
            <text:p>11.54 ms</text:p>
          </table:table-cell>
          <table:table-cell table:style-name="ce24" office:value-type="float" office:value="45.1191">
            <text:p>45.12 ms</text:p>
          </table:table-cell>
        </table:table-row>
        <table:table-row table:style-name="ro1">
          <table:table-cell table:number-columns-repeated="2"/>
          <table:table-cell table:style-name="Default" table:number-columns-repeated="11"/>
        </table:table-row>
        <table:table-row table:style-name="ro1">
          <table:table-cell/>
          <table:table-cell table:style-name="ce1" office:value-type="string">
            <text:p>4K 4096x2160</text:p>
          </table:table-cell>
          <table:table-cell table:style-name="Default" table:number-columns-repeated="11"/>
        </table:table-row>
        <table:table-row table:style-name="ro2">
          <table:table-cell table:number-columns-repeated="2"/>
          <table:table-cell table:style-name="Default"/>
          <table:table-cell table:style-name="ce14" office:value-type="string" table:number-columns-spanned="5" table:number-rows-spanned="1">
            <text:p>Encode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14" office:value-type="string" table:number-columns-spanned="5" table:number-rows-spanned="1">
            <text:p>Decode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</table:table-row>
        <table:table-row table:style-name="ro2">
          <table:table-cell table:number-columns-repeated="2"/>
          <table:table-cell table:style-name="ce4" office:value-type="string">
            <text:p>quality</text:p>
          </table:table-cell>
          <table:table-cell table:style-name="ce4" office:value-type="string">
            <text:p>median</text:p>
          </table:table-cell>
          <table:table-cell table:style-name="ce4" office:value-type="string">
            <text:p>avg</text:p>
          </table:table-cell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style-name="ce4" office:value-type="string">
            <text:p>pnsr</text:p>
          </table:table-cell>
          <table:table-cell table:style-name="ce4" office:value-type="string">
            <text:p>median</text:p>
          </table:table-cell>
          <table:table-cell table:style-name="ce4" office:value-type="string">
            <text:p>avg</text:p>
          </table:table-cell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style-name="ce4" office:value-type="string">
            <text:p>pnsr</text:p>
          </table:table-cell>
        </table:table-row>
        <table:table-row table:style-name="ro2">
          <table:table-cell table:number-columns-repeated="2"/>
          <table:table-cell table:style-name="ce7" office:value-type="float" office:value="100">
            <text:p>100</text:p>
          </table:table-cell>
          <table:table-cell office:value-type="float" office:value="36.841599">
            <text:p>36.84 ms</text:p>
          </table:table-cell>
          <table:table-cell table:style-name="ce20" office:value-type="float" office:value="36.9415">
            <text:p>36.94 ms</text:p>
          </table:table-cell>
          <table:table-cell office:value-type="float" office:value="36.418591">
            <text:p>36.42 ms</text:p>
          </table:table-cell>
          <table:table-cell table:style-name="ce20" office:value-type="float" office:value="38.464096">
            <text:p>38.46 ms</text:p>
          </table:table-cell>
          <table:table-cell office:value-type="float" office:value="46.2861">
            <text:p>46.29 ms</text:p>
          </table:table-cell>
          <table:table-cell office:value-type="float" office:value="53.294144">
            <text:p>53.29 ms</text:p>
          </table:table-cell>
          <table:table-cell table:style-name="ce20" office:value-type="float" office:value="57.5409">
            <text:p>57.54 ms</text:p>
          </table:table-cell>
          <table:table-cell office:value-type="float" office:value="52.312607">
            <text:p>52.31 ms</text:p>
          </table:table-cell>
          <table:table-cell table:style-name="ce20" office:value-type="float" office:value="89.812157">
            <text:p>89.81 ms</text:p>
          </table:table-cell>
          <table:table-cell office:value-type="float" office:value="46.1774">
            <text:p>46.18 ms</text:p>
          </table:table-cell>
        </table:table-row>
        <table:table-row table:style-name="ro2">
          <table:table-cell table:number-columns-repeated="2"/>
          <table:table-cell table:style-name="ce8" office:value-type="float" office:value="95">
            <text:p>95</text:p>
          </table:table-cell>
          <table:table-cell office:value-type="float" office:value="29.213057">
            <text:p>29.21 ms</text:p>
          </table:table-cell>
          <table:table-cell table:style-name="ce21" office:value-type="float" office:value="29.2594">
            <text:p>29.26 ms</text:p>
          </table:table-cell>
          <table:table-cell office:value-type="float" office:value="29.073568">
            <text:p>29.07 ms</text:p>
          </table:table-cell>
          <table:table-cell table:style-name="ce21" office:value-type="float" office:value="29.9112">
            <text:p>29.91 ms</text:p>
          </table:table-cell>
          <table:table-cell office:value-type="float" office:value="42.2565">
            <text:p>42.26 ms</text:p>
          </table:table-cell>
          <table:table-cell office:value-type="float" office:value="24.741217">
            <text:p>24.74 ms</text:p>
          </table:table-cell>
          <table:table-cell office:value-type="float" office:value="29.4046">
            <text:p>29.40 ms</text:p>
          </table:table-cell>
          <table:table-cell office:value-type="float" office:value="24.715296">
            <text:p>24.72 ms</text:p>
          </table:table-cell>
          <table:table-cell office:value-type="float" office:value="61.983616">
            <text:p>61.98 ms</text:p>
          </table:table-cell>
          <table:table-cell office:value-type="float" office:value="46.1584">
            <text:p>46.16 ms</text:p>
          </table:table-cell>
        </table:table-row>
        <table:table-row table:style-name="ro2">
          <table:table-cell table:number-columns-repeated="2"/>
          <table:table-cell table:style-name="ce8" office:value-type="float" office:value="90">
            <text:p>90</text:p>
          </table:table-cell>
          <table:table-cell office:value-type="float" office:value="28.267967">
            <text:p>28.27 ms</text:p>
          </table:table-cell>
          <table:table-cell table:style-name="ce21" office:value-type="float" office:value="28.3312">
            <text:p>28.33 ms</text:p>
          </table:table-cell>
          <table:table-cell office:value-type="float" office:value="27.920799">
            <text:p>27.92 ms</text:p>
          </table:table-cell>
          <table:table-cell table:style-name="ce21" office:value-type="float" office:value="28.851583">
            <text:p>28.85 ms</text:p>
          </table:table-cell>
          <table:table-cell office:value-type="float" office:value="40.72">
            <text:p>40.72 ms</text:p>
          </table:table-cell>
          <table:table-cell office:value-type="float" office:value="20.053793">
            <text:p>20.05 ms</text:p>
          </table:table-cell>
          <table:table-cell office:value-type="float" office:value="24.6784">
            <text:p>24.68 ms</text:p>
          </table:table-cell>
          <table:table-cell office:value-type="float" office:value="19.739519">
            <text:p>19.74 ms</text:p>
          </table:table-cell>
          <table:table-cell office:value-type="float" office:value="57.778591">
            <text:p>57.78 ms</text:p>
          </table:table-cell>
          <table:table-cell office:value-type="float" office:value="46.5119">
            <text:p>46.51 ms</text:p>
          </table:table-cell>
        </table:table-row>
        <table:table-row table:style-name="ro2">
          <table:table-cell table:number-columns-repeated="2"/>
          <table:table-cell table:style-name="ce8" office:value-type="float" office:value="85">
            <text:p>85</text:p>
          </table:table-cell>
          <table:table-cell office:value-type="float" office:value="27.845663">
            <text:p>27.85 ms</text:p>
          </table:table-cell>
          <table:table-cell table:style-name="ce21" office:value-type="float" office:value="27.865">
            <text:p>27.87 ms</text:p>
          </table:table-cell>
          <table:table-cell office:value-type="float" office:value="27.53952">
            <text:p>27.54 ms</text:p>
          </table:table-cell>
          <table:table-cell table:style-name="ce21" office:value-type="float" office:value="28.344288">
            <text:p>28.34 ms</text:p>
          </table:table-cell>
          <table:table-cell office:value-type="float" office:value="39.8061">
            <text:p>39.81 ms</text:p>
          </table:table-cell>
          <table:table-cell office:value-type="float" office:value="17.455328">
            <text:p>17.46 ms</text:p>
          </table:table-cell>
          <table:table-cell office:value-type="float" office:value="21.1695">
            <text:p>21.17 ms</text:p>
          </table:table-cell>
          <table:table-cell office:value-type="float" office:value="17.425953">
            <text:p>17.43 ms</text:p>
          </table:table-cell>
          <table:table-cell office:value-type="float" office:value="54.661343">
            <text:p>54.66 ms</text:p>
          </table:table-cell>
          <table:table-cell office:value-type="float" office:value="46.5736">
            <text:p>46.57 ms</text:p>
          </table:table-cell>
        </table:table-row>
        <table:table-row table:style-name="ro2">
          <table:table-cell table:number-columns-repeated="2"/>
          <table:table-cell table:style-name="ce8" office:value-type="float" office:value="80">
            <text:p>80</text:p>
          </table:table-cell>
          <table:table-cell office:value-type="float" office:value="27.553505">
            <text:p>27.55 ms</text:p>
          </table:table-cell>
          <table:table-cell table:style-name="ce21" office:value-type="float" office:value="27.5438">
            <text:p>27.54 ms</text:p>
          </table:table-cell>
          <table:table-cell office:value-type="float" office:value="27.333216">
            <text:p>27.33 ms</text:p>
          </table:table-cell>
          <table:table-cell table:style-name="ce21" office:value-type="float" office:value="27.880352">
            <text:p>27.88 ms</text:p>
          </table:table-cell>
          <table:table-cell office:value-type="float" office:value="39.0917">
            <text:p>39.09 ms</text:p>
          </table:table-cell>
          <table:table-cell office:value-type="float" office:value="16.609407">
            <text:p>16.61 ms</text:p>
          </table:table-cell>
          <table:table-cell office:value-type="float" office:value="20.7693">
            <text:p>20.77 ms</text:p>
          </table:table-cell>
          <table:table-cell office:value-type="float" office:value="16.252577">
            <text:p>16.25 ms</text:p>
          </table:table-cell>
          <table:table-cell office:value-type="float" office:value="53.438946">
            <text:p>53.44 ms</text:p>
          </table:table-cell>
          <table:table-cell office:value-type="float" office:value="46.3069">
            <text:p>46.31 ms</text:p>
          </table:table-cell>
        </table:table-row>
        <table:table-row table:style-name="ro2">
          <table:table-cell table:number-columns-repeated="2"/>
          <table:table-cell table:style-name="ce8" office:value-type="float" office:value="75">
            <text:p>75</text:p>
          </table:table-cell>
          <table:table-cell office:value-type="float" office:value="27.3176">
            <text:p>27.32 ms</text:p>
          </table:table-cell>
          <table:table-cell table:style-name="ce21" office:value-type="float" office:value="27.3243">
            <text:p>27.32 ms</text:p>
          </table:table-cell>
          <table:table-cell office:value-type="float" office:value="27.226273">
            <text:p>27.23 ms</text:p>
          </table:table-cell>
          <table:table-cell table:style-name="ce21" office:value-type="float" office:value="27.741695">
            <text:p>27.74 ms</text:p>
          </table:table-cell>
          <table:table-cell office:value-type="float" office:value="38.4471">
            <text:p>38.45 ms</text:p>
          </table:table-cell>
          <table:table-cell office:value-type="float" office:value="15.855168">
            <text:p>15.86 ms</text:p>
          </table:table-cell>
          <table:table-cell office:value-type="float" office:value="20.4488">
            <text:p>20.45 ms</text:p>
          </table:table-cell>
          <table:table-cell office:value-type="float" office:value="15.466496">
            <text:p>15.47 ms</text:p>
          </table:table-cell>
          <table:table-cell office:value-type="float" office:value="52.475521">
            <text:p>52.48 ms</text:p>
          </table:table-cell>
          <table:table-cell office:value-type="float" office:value="46.6799">
            <text:p>46.68 ms</text:p>
          </table:table-cell>
        </table:table-row>
        <table:table-row table:style-name="ro2">
          <table:table-cell table:number-columns-repeated="2"/>
          <table:table-cell table:style-name="ce8" office:value-type="float" office:value="70">
            <text:p>70</text:p>
          </table:table-cell>
          <table:table-cell office:value-type="float" office:value="27.410912">
            <text:p>27.41 ms</text:p>
          </table:table-cell>
          <table:table-cell table:style-name="ce21" office:value-type="float" office:value="27.4069">
            <text:p>27.41 ms</text:p>
          </table:table-cell>
          <table:table-cell office:value-type="float" office:value="27.185535">
            <text:p>27.19 ms</text:p>
          </table:table-cell>
          <table:table-cell table:style-name="ce21" office:value-type="float" office:value="27.620577">
            <text:p>27.62 ms</text:p>
          </table:table-cell>
          <table:table-cell office:value-type="float" office:value="37.9557">
            <text:p>37.96 ms</text:p>
          </table:table-cell>
          <table:table-cell office:value-type="float" office:value="15.1184">
            <text:p>15.12 ms</text:p>
          </table:table-cell>
          <table:table-cell office:value-type="float" office:value="19.3639">
            <text:p>19.36 ms</text:p>
          </table:table-cell>
          <table:table-cell office:value-type="float" office:value="14.634496">
            <text:p>14.63 ms</text:p>
          </table:table-cell>
          <table:table-cell office:value-type="float" office:value="51.917248">
            <text:p>51.92 ms</text:p>
          </table:table-cell>
          <table:table-cell office:value-type="float" office:value="46.6862">
            <text:p>46.69 ms</text:p>
          </table:table-cell>
        </table:table-row>
        <table:table-row table:style-name="ro2">
          <table:table-cell table:number-columns-repeated="2"/>
          <table:table-cell table:style-name="ce8" office:value-type="float" office:value="65">
            <text:p>65</text:p>
          </table:table-cell>
          <table:table-cell office:value-type="float" office:value="27.280064">
            <text:p>27.28 ms</text:p>
          </table:table-cell>
          <table:table-cell table:style-name="ce21" office:value-type="float" office:value="27.2724">
            <text:p>27.27 ms</text:p>
          </table:table-cell>
          <table:table-cell office:value-type="float" office:value="27.096479">
            <text:p>27.10 ms</text:p>
          </table:table-cell>
          <table:table-cell table:style-name="ce21" office:value-type="float" office:value="27.527264">
            <text:p>27.53 ms</text:p>
          </table:table-cell>
          <table:table-cell office:value-type="float" office:value="37.4687">
            <text:p>37.47 ms</text:p>
          </table:table-cell>
          <table:table-cell office:value-type="float" office:value="14.559392">
            <text:p>14.56 ms</text:p>
          </table:table-cell>
          <table:table-cell office:value-type="float" office:value="18.6944">
            <text:p>18.69 ms</text:p>
          </table:table-cell>
          <table:table-cell office:value-type="float" office:value="14.223776">
            <text:p>14.22 ms</text:p>
          </table:table-cell>
          <table:table-cell office:value-type="float" office:value="51.332447">
            <text:p>51.33 ms</text:p>
          </table:table-cell>
          <table:table-cell office:value-type="float" office:value="46.5981">
            <text:p>46.60 ms</text:p>
          </table:table-cell>
        </table:table-row>
        <table:table-row table:style-name="ro2">
          <table:table-cell table:number-columns-repeated="2"/>
          <table:table-cell table:style-name="ce8" office:value-type="float" office:value="60">
            <text:p>60</text:p>
          </table:table-cell>
          <table:table-cell office:value-type="float" office:value="27.271999">
            <text:p>27.27 ms</text:p>
          </table:table-cell>
          <table:table-cell table:style-name="ce21" office:value-type="float" office:value="27.2674">
            <text:p>27.27 ms</text:p>
          </table:table-cell>
          <table:table-cell office:value-type="float" office:value="27.064833">
            <text:p>27.06 ms</text:p>
          </table:table-cell>
          <table:table-cell table:style-name="ce21" office:value-type="float" office:value="27.506559">
            <text:p>27.51 ms</text:p>
          </table:table-cell>
          <table:table-cell office:value-type="float" office:value="36.9364">
            <text:p>36.94 ms</text:p>
          </table:table-cell>
          <table:table-cell office:value-type="float" office:value="14.165056">
            <text:p>14.17 ms</text:p>
          </table:table-cell>
          <table:table-cell office:value-type="float" office:value="18.2622">
            <text:p>18.26 ms</text:p>
          </table:table-cell>
          <table:table-cell office:value-type="float" office:value="13.665888">
            <text:p>13.67 ms</text:p>
          </table:table-cell>
          <table:table-cell office:value-type="float" office:value="50.917152">
            <text:p>50.92 ms</text:p>
          </table:table-cell>
          <table:table-cell office:value-type="float" office:value="46.4144">
            <text:p>46.41 ms</text:p>
          </table:table-cell>
        </table:table-row>
        <table:table-row table:style-name="ro2">
          <table:table-cell table:number-columns-repeated="2"/>
          <table:table-cell table:style-name="ce8" office:value-type="float" office:value="55">
            <text:p>55</text:p>
          </table:table-cell>
          <table:table-cell office:value-type="float" office:value="27.185472">
            <text:p>27.19 ms</text:p>
          </table:table-cell>
          <table:table-cell table:style-name="ce21" office:value-type="float" office:value="27.1725">
            <text:p>27.17 ms</text:p>
          </table:table-cell>
          <table:table-cell office:value-type="float" office:value="27.002815">
            <text:p>27.00 ms</text:p>
          </table:table-cell>
          <table:table-cell table:style-name="ce21" office:value-type="float" office:value="27.389088">
            <text:p>27.39 ms</text:p>
          </table:table-cell>
          <table:table-cell office:value-type="float" office:value="36.4799">
            <text:p>36.48 ms</text:p>
          </table:table-cell>
          <table:table-cell office:value-type="float" office:value="13.774656">
            <text:p>13.77 ms</text:p>
          </table:table-cell>
          <table:table-cell office:value-type="float" office:value="17.8718">
            <text:p>17.87 ms</text:p>
          </table:table-cell>
          <table:table-cell office:value-type="float" office:value="13.35456">
            <text:p>13.35 ms</text:p>
          </table:table-cell>
          <table:table-cell office:value-type="float" office:value="50.528385">
            <text:p>50.53 ms</text:p>
          </table:table-cell>
          <table:table-cell office:value-type="float" office:value="46.5273">
            <text:p>46.53 ms</text:p>
          </table:table-cell>
        </table:table-row>
        <table:table-row table:style-name="ro2">
          <table:table-cell table:number-columns-repeated="2"/>
          <table:table-cell table:style-name="ce8" office:value-type="float" office:value="50">
            <text:p>50</text:p>
          </table:table-cell>
          <table:table-cell office:value-type="float" office:value="27.145281">
            <text:p>27.15 ms</text:p>
          </table:table-cell>
          <table:table-cell table:style-name="ce21" office:value-type="float" office:value="27.169">
            <text:p>27.17 ms</text:p>
          </table:table-cell>
          <table:table-cell office:value-type="float" office:value="27.000193">
            <text:p>27.00 ms</text:p>
          </table:table-cell>
          <table:table-cell table:style-name="ce21" office:value-type="float" office:value="27.4048">
            <text:p>27.40 ms</text:p>
          </table:table-cell>
          <table:table-cell office:value-type="float" office:value="36.1526">
            <text:p>36.15 ms</text:p>
          </table:table-cell>
          <table:table-cell office:value-type="float" office:value="13.502528">
            <text:p>13.50 ms</text:p>
          </table:table-cell>
          <table:table-cell office:value-type="float" office:value="17.8952">
            <text:p>17.90 ms</text:p>
          </table:table-cell>
          <table:table-cell office:value-type="float" office:value="13.237248">
            <text:p>13.24 ms</text:p>
          </table:table-cell>
          <table:table-cell office:value-type="float" office:value="50.248512">
            <text:p>50.25 ms</text:p>
          </table:table-cell>
          <table:table-cell office:value-type="float" office:value="46.0615">
            <text:p>46.06 ms</text:p>
          </table:table-cell>
        </table:table-row>
        <table:table-row table:style-name="ro2">
          <table:table-cell table:number-columns-repeated="2"/>
          <table:table-cell table:style-name="ce8" office:value-type="float" office:value="45">
            <text:p>45</text:p>
          </table:table-cell>
          <table:table-cell office:value-type="float" office:value="27.071104">
            <text:p>27.07 ms</text:p>
          </table:table-cell>
          <table:table-cell table:style-name="ce21" office:value-type="float" office:value="27.0815">
            <text:p>27.08 ms</text:p>
          </table:table-cell>
          <table:table-cell office:value-type="float" office:value="26.902143">
            <text:p>26.90 ms</text:p>
          </table:table-cell>
          <table:table-cell table:style-name="ce21" office:value-type="float" office:value="27.311329">
            <text:p>27.31 ms</text:p>
          </table:table-cell>
          <table:table-cell office:value-type="float" office:value="35.7224">
            <text:p>35.72 ms</text:p>
          </table:table-cell>
          <table:table-cell office:value-type="float" office:value="13.19712">
            <text:p>13.20 ms</text:p>
          </table:table-cell>
          <table:table-cell office:value-type="float" office:value="17.1947">
            <text:p>17.19 ms</text:p>
          </table:table-cell>
          <table:table-cell office:value-type="float" office:value="12.709536">
            <text:p>12.71 ms</text:p>
          </table:table-cell>
          <table:table-cell office:value-type="float" office:value="49.908257">
            <text:p>49.91 ms</text:p>
          </table:table-cell>
          <table:table-cell office:value-type="float" office:value="46.1288">
            <text:p>46.13 ms</text:p>
          </table:table-cell>
        </table:table-row>
        <table:table-row table:style-name="ro2">
          <table:table-cell table:number-columns-repeated="2"/>
          <table:table-cell table:style-name="ce8" office:value-type="float" office:value="40">
            <text:p>40</text:p>
          </table:table-cell>
          <table:table-cell office:value-type="float" office:value="27.182943">
            <text:p>27.18 ms</text:p>
          </table:table-cell>
          <table:table-cell table:style-name="ce21" office:value-type="float" office:value="27.1362">
            <text:p>27.14 ms</text:p>
          </table:table-cell>
          <table:table-cell office:value-type="float" office:value="26.89632">
            <text:p>26.90 ms</text:p>
          </table:table-cell>
          <table:table-cell table:style-name="ce21" office:value-type="float" office:value="27.689377">
            <text:p>27.69 ms</text:p>
          </table:table-cell>
          <table:table-cell office:value-type="float" office:value="35.2506">
            <text:p>35.25 ms</text:p>
          </table:table-cell>
          <table:table-cell office:value-type="float" office:value="12.869216">
            <text:p>12.87 ms</text:p>
          </table:table-cell>
          <table:table-cell office:value-type="float" office:value="16.9647">
            <text:p>16.96 ms</text:p>
          </table:table-cell>
          <table:table-cell office:value-type="float" office:value="12.602464">
            <text:p>12.60 ms</text:p>
          </table:table-cell>
          <table:table-cell office:value-type="float" office:value="49.600449">
            <text:p>49.60 ms</text:p>
          </table:table-cell>
          <table:table-cell office:value-type="float" office:value="46.4433">
            <text:p>46.44 ms</text:p>
          </table:table-cell>
        </table:table-row>
        <table:table-row table:style-name="ro2">
          <table:table-cell table:number-columns-repeated="2"/>
          <table:table-cell table:style-name="ce8" office:value-type="float" office:value="35">
            <text:p>35</text:p>
          </table:table-cell>
          <table:table-cell office:value-type="float" office:value="27.146496">
            <text:p>27.15 ms</text:p>
          </table:table-cell>
          <table:table-cell table:style-name="ce21" office:value-type="float" office:value="27.085">
            <text:p>27.09 ms</text:p>
          </table:table-cell>
          <table:table-cell office:value-type="float" office:value="26.868799">
            <text:p>26.87 ms</text:p>
          </table:table-cell>
          <table:table-cell table:style-name="ce21" office:value-type="float" office:value="27.402496">
            <text:p>27.40 ms</text:p>
          </table:table-cell>
          <table:table-cell office:value-type="float" office:value="34.756">
            <text:p>34.76 ms</text:p>
          </table:table-cell>
          <table:table-cell office:value-type="float" office:value="12.561056">
            <text:p>12.56 ms</text:p>
          </table:table-cell>
          <table:table-cell office:value-type="float" office:value="16.8631">
            <text:p>16.86 ms</text:p>
          </table:table-cell>
          <table:table-cell office:value-type="float" office:value="12.539424">
            <text:p>12.54 ms</text:p>
          </table:table-cell>
          <table:table-cell office:value-type="float" office:value="49.332191">
            <text:p>49.33 ms</text:p>
          </table:table-cell>
          <table:table-cell office:value-type="float" office:value="44.73">
            <text:p>44.73 ms</text:p>
          </table:table-cell>
        </table:table-row>
        <table:table-row table:style-name="ro2">
          <table:table-cell table:number-columns-repeated="2"/>
          <table:table-cell table:style-name="ce8" office:value-type="float" office:value="30">
            <text:p>30</text:p>
          </table:table-cell>
          <table:table-cell office:value-type="float" office:value="26.982784">
            <text:p>26.98 ms</text:p>
          </table:table-cell>
          <table:table-cell table:style-name="ce21" office:value-type="float" office:value="27.0092">
            <text:p>27.01 ms</text:p>
          </table:table-cell>
          <table:table-cell office:value-type="float" office:value="26.858912">
            <text:p>26.86 ms</text:p>
          </table:table-cell>
          <table:table-cell table:style-name="ce21" office:value-type="float" office:value="27.212288">
            <text:p>27.21 ms</text:p>
          </table:table-cell>
          <table:table-cell office:value-type="float" office:value="34.1761">
            <text:p>34.18 ms</text:p>
          </table:table-cell>
          <table:table-cell office:value-type="float" office:value="11.971072">
            <text:p>11.97 ms</text:p>
          </table:table-cell>
          <table:table-cell office:value-type="float" office:value="15.6604">
            <text:p>15.66 ms</text:p>
          </table:table-cell>
          <table:table-cell office:value-type="float" office:value="11.809888">
            <text:p>11.81 ms</text:p>
          </table:table-cell>
          <table:table-cell office:value-type="float" office:value="48.943455">
            <text:p>48.94 ms</text:p>
          </table:table-cell>
          <table:table-cell office:value-type="float" office:value="46.0951">
            <text:p>46.10 ms</text:p>
          </table:table-cell>
        </table:table-row>
        <table:table-row table:style-name="ro2">
          <table:table-cell table:number-columns-repeated="2"/>
          <table:table-cell table:style-name="ce8" office:value-type="float" office:value="25">
            <text:p>25</text:p>
          </table:table-cell>
          <table:table-cell office:value-type="float" office:value="26.991297">
            <text:p>26.99 ms</text:p>
          </table:table-cell>
          <table:table-cell table:style-name="ce21" office:value-type="float" office:value="26.9321">
            <text:p>26.93 ms</text:p>
          </table:table-cell>
          <table:table-cell office:value-type="float" office:value="26.76944">
            <text:p>26.77 ms</text:p>
          </table:table-cell>
          <table:table-cell table:style-name="ce21" office:value-type="float" office:value="27.143711">
            <text:p>27.14 ms</text:p>
          </table:table-cell>
          <table:table-cell office:value-type="float" office:value="33.2907">
            <text:p>33.29 ms</text:p>
          </table:table-cell>
          <table:table-cell office:value-type="float" office:value="11.706208">
            <text:p>11.71 ms</text:p>
          </table:table-cell>
          <table:table-cell office:value-type="float" office:value="15.7008">
            <text:p>15.70 ms</text:p>
          </table:table-cell>
          <table:table-cell office:value-type="float" office:value="11.422016">
            <text:p>11.42 ms</text:p>
          </table:table-cell>
          <table:table-cell office:value-type="float" office:value="48.515938">
            <text:p>48.52 ms</text:p>
          </table:table-cell>
          <table:table-cell office:value-type="float" office:value="45.9153">
            <text:p>45.92 ms</text:p>
          </table:table-cell>
        </table:table-row>
        <table:table-row table:style-name="ro2">
          <table:table-cell table:number-columns-repeated="2"/>
          <table:table-cell table:style-name="ce8" office:value-type="float" office:value="20">
            <text:p>20</text:p>
          </table:table-cell>
          <table:table-cell office:value-type="float" office:value="26.977535">
            <text:p>26.98 ms</text:p>
          </table:table-cell>
          <table:table-cell table:style-name="ce21" office:value-type="float" office:value="26.9333">
            <text:p>26.93 ms</text:p>
          </table:table-cell>
          <table:table-cell office:value-type="float" office:value="26.744064">
            <text:p>26.74 ms</text:p>
          </table:table-cell>
          <table:table-cell table:style-name="ce21" office:value-type="float" office:value="27.16544">
            <text:p>27.17 ms</text:p>
          </table:table-cell>
          <table:table-cell office:value-type="float" office:value="32.2891">
            <text:p>32.29 ms</text:p>
          </table:table-cell>
          <table:table-cell office:value-type="float" office:value="11.359616">
            <text:p>11.36 ms</text:p>
          </table:table-cell>
          <table:table-cell office:value-type="float" office:value="15.3866">
            <text:p>15.39 ms</text:p>
          </table:table-cell>
          <table:table-cell office:value-type="float" office:value="11.135072">
            <text:p>11.14 ms</text:p>
          </table:table-cell>
          <table:table-cell office:value-type="float" office:value="48.180702">
            <text:p>48.18 ms</text:p>
          </table:table-cell>
          <table:table-cell office:value-type="float" office:value="45.8917">
            <text:p>45.89 ms</text:p>
          </table:table-cell>
        </table:table-row>
        <table:table-row table:style-name="ro2">
          <table:table-cell table:number-columns-repeated="2"/>
          <table:table-cell table:style-name="ce8" office:value-type="float" office:value="15">
            <text:p>15</text:p>
          </table:table-cell>
          <table:table-cell office:value-type="float" office:value="26.875711">
            <text:p>26.88 ms</text:p>
          </table:table-cell>
          <table:table-cell table:style-name="ce21" office:value-type="float" office:value="26.824">
            <text:p>26.82 ms</text:p>
          </table:table-cell>
          <table:table-cell office:value-type="float" office:value="26.669664">
            <text:p>26.67 ms</text:p>
          </table:table-cell>
          <table:table-cell table:style-name="ce21" office:value-type="float" office:value="26.979456">
            <text:p>26.98 ms</text:p>
          </table:table-cell>
          <table:table-cell office:value-type="float" office:value="30.9668">
            <text:p>30.97 ms</text:p>
          </table:table-cell>
          <table:table-cell office:value-type="float" office:value="10.711584">
            <text:p>10.71 ms</text:p>
          </table:table-cell>
          <table:table-cell office:value-type="float" office:value="14.5201">
            <text:p>14.52 ms</text:p>
          </table:table-cell>
          <table:table-cell office:value-type="float" office:value="10.524">
            <text:p>10.52 ms</text:p>
          </table:table-cell>
          <table:table-cell office:value-type="float" office:value="47.59808">
            <text:p>47.60 ms</text:p>
          </table:table-cell>
          <table:table-cell office:value-type="float" office:value="45.1723">
            <text:p>45.17 ms</text:p>
          </table:table-cell>
        </table:table-row>
        <table:table-row table:style-name="ro2">
          <table:table-cell table:number-columns-repeated="2"/>
          <table:table-cell table:style-name="ce8" office:value-type="float" office:value="10">
            <text:p>10</text:p>
          </table:table-cell>
          <table:table-cell office:value-type="float" office:value="26.839359">
            <text:p>26.84 ms</text:p>
          </table:table-cell>
          <table:table-cell table:style-name="ce21" office:value-type="float" office:value="26.7677">
            <text:p>26.77 ms</text:p>
          </table:table-cell>
          <table:table-cell office:value-type="float" office:value="26.594561">
            <text:p>26.59 ms</text:p>
          </table:table-cell>
          <table:table-cell table:style-name="ce21" office:value-type="float" office:value="26.948832">
            <text:p>26.95 ms</text:p>
          </table:table-cell>
          <table:table-cell office:value-type="float" office:value="28.9247">
            <text:p>28.92 ms</text:p>
          </table:table-cell>
          <table:table-cell office:value-type="float" office:value="10.125888">
            <text:p>10.13 ms</text:p>
          </table:table-cell>
          <table:table-cell office:value-type="float" office:value="14.0175">
            <text:p>14.02 ms</text:p>
          </table:table-cell>
          <table:table-cell office:value-type="float" office:value="9.895904">
            <text:p>9.90 ms</text:p>
          </table:table-cell>
          <table:table-cell office:value-type="float" office:value="47.139072">
            <text:p>47.14 ms</text:p>
          </table:table-cell>
          <table:table-cell office:value-type="float" office:value="45.2616">
            <text:p>45.26 ms</text:p>
          </table:table-cell>
        </table:table-row>
        <table:table-row table:style-name="ro2">
          <table:table-cell table:number-columns-repeated="2"/>
          <table:table-cell table:style-name="ce9" office:value-type="float" office:value="5">
            <text:p>5</text:p>
          </table:table-cell>
          <table:table-cell table:style-name="ce16" office:value-type="float" office:value="26.725151">
            <text:p>26.73 ms</text:p>
          </table:table-cell>
          <table:table-cell table:style-name="ce22" office:value-type="float" office:value="26.7228">
            <text:p>26.72 ms</text:p>
          </table:table-cell>
          <table:table-cell table:style-name="ce18" office:value-type="float" office:value="26.569632">
            <text:p>26.57 ms</text:p>
          </table:table-cell>
          <table:table-cell table:style-name="ce22" office:value-type="float" office:value="26.887552">
            <text:p>26.89 ms</text:p>
          </table:table-cell>
          <table:table-cell table:style-name="ce24" office:value-type="float" office:value="25.6219">
            <text:p>25.62 ms</text:p>
          </table:table-cell>
          <table:table-cell table:style-name="ce16" office:value-type="float" office:value="9.448576">
            <text:p>9.45 ms</text:p>
          </table:table-cell>
          <table:table-cell table:style-name="ce22" office:value-type="float" office:value="13.2985">
            <text:p>13.30 ms</text:p>
          </table:table-cell>
          <table:table-cell table:style-name="ce18" office:value-type="float" office:value="9.305216">
            <text:p>9.31 ms</text:p>
          </table:table-cell>
          <table:table-cell table:style-name="ce22" office:value-type="float" office:value="46.427265">
            <text:p>46.43 ms</text:p>
          </table:table-cell>
          <table:table-cell table:style-name="ce24" office:value-type="float" office:value="45.1417">
            <text:p>45.14 ms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2" number:min-integer-digits="1"/>
      <number:text> ms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11/04/2011</text:date>, <text:time>10:1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Srom</meta:initial-creator>
    <meta:creation-date>2011-11-04T10:03:41</meta:creation-date>
    <dc:date>2011-11-04T10:14:50</dc:date>
    <dc:creator>Martin Srom</dc:creator>
    <meta:editing-duration>PT00H11M10S</meta:editing-duration>
    <meta:editing-cycles>7</meta:editing-cycles>
    <meta:generator>OpenOffice.org/3.2$Unix OpenOffice.org_project/320m19$Build-9505</meta:generator>
    <meta:document-statistic meta:table-count="3" meta:cell-count="468" meta:object-count="0"/>
  </office:meta>
</office:document-meta>
</file>